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eckningar Handledningsmöte v.16</text:p>
      <text:p text:style-name="P1"/>
      <text:p text:style-name="P2">Ny handledningstid tisdagar 14-15:30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5:21:05</meta:creation-date>
    <dc:date>2014-04-14T16:05:50</dc:date>
    <meta:editing-duration>PT44M45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2" meta:word-count="7" meta:character-count="71"/>
  </office:meta>
</office:document-meta>
</file>